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>
      <style:text-properties style:font-name="Arial Narrow" style:font-name-asian="Arial Narrow" style:font-name-complex="Arial Narrow"/>
    </style:style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3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Narrow" style:font-name-asian="Arial Narrow" style:font-name-complex="Arial Narrow"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Arial Narrow" style:font-name-asian="Arial Narrow" style:font-name-complex="Arial Narrow"/>
    </style:style>
    <style:style style:name="ce9" style:family="table-cell" style:parent-style-name="Default" style:data-style-name="N0">
      <style:table-cell-properties fo:border="thin solid #000000"/>
      <style:text-properties style:font-name="Arial Narrow" style:font-name-asian="Arial Narrow" style:font-name-complex="Arial Narrow"/>
    </style:style>
    <style:style style:name="ce10" style:family="table-cell" style:parent-style-name="Default" style:data-style-name="N0">
      <style:text-properties fo:color="#BF8F00" style:font-name="Arial Narrow" style:font-name-asian="Arial Narrow" style:font-name-complex="Arial Narrow"/>
    </style:style>
    <style:style style:name="ce11" style:family="table-cell" style:parent-style-name="Default" style:data-style-name="N0">
      <style:text-properties fo:color="#548235" style:font-name="Arial Narrow" style:font-name-asian="Arial Narrow" style:font-name-complex="Arial Narrow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15" style:family="table-cell" style:parent-style-name="Default" style:data-style-name="N0">
      <style:table-cell-properties fo:border="thin solid #000000" style:vertical-align="automatic" fo:wrap-option="wrap"/>
      <style:text-properties style:font-name="Arial Narrow" style:font-name-asian="Arial Narrow" style:font-name-complex="Arial Narrow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BF8F00" style:font-name="Arial Narrow" style:font-name-asian="Arial Narrow" style:font-name-complex="Arial Narrow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18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9" style:family="table-cell" style:parent-style-name="Default" style:data-style-name="N0">
      <style:table-cell-properties style:vertical-align="automatic" fo:wrap-option="wrap"/>
      <style:text-properties style:font-name="Arial Narrow" style:font-name-asian="Arial Narrow" style:font-name-complex="Arial Narrow"/>
    </style:style>
    <style:style style:name="T1" style:family="text" style:parent-style-name="Default">
      <style:text-properties fo:color="#BF8F00" style:text-line-through-style="none" style:font-name="Arial Narrow" style:font-name-asian="Arial Narrow" style:font-name-complex="Arial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548235" style:text-line-through-style="none" style:font-name="Arial Narrow" style:font-name-asian="Arial Narrow" style:font-name-complex="Arial Narrow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8.14916666666667cm" style:use-optimal-column-width="true"/>
    </style:style>
    <style:style style:name="co4" style:family="table-column">
      <style:table-column-properties fo:break-before="auto" style:column-width="5.1064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7.25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78.7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дата</text:p>
          </table:table-cell>
          <table:table-cell office:value-type="string" table:style-name="ce2">
            <text:p>тема</text:p>
          </table:table-cell>
          <table:table-cell office:value-type="string" table:style-name="ce2">
            <text:p>комментарий</text:p>
          </table:table-cell>
          <table:table-cell office:value-type="string" table:style-name="ce2">
            <text:p>статус</text:p>
          </table:table-cell>
          <table:table-cell table:number-columns-repeated="16379" table:style-name="ce1"/>
        </table:table-row>
        <table:table-row table:style-name="ro2">
          <table:table-cell/>
          <table:table-cell office:value-type="date" office:date-value="2019-01-20T00:00:00" table:style-name="ce3">
            <text:p>2019-01-20</text:p>
          </table:table-cell>
          <table:table-cell office:value-type="string" table:style-name="ce4">
            <text:p>Диаграммы и схемы.</text:p>
            <text:p>Сопровождающая документация.</text:p>
            <text:p>Схема БД. (первичная)</text:p>
          </table:table-cell>
          <table:table-cell office:value-type="string" table:style-name="ce5">
            <text:p>Необходимо проработать диаграммы классов.</text:p>
          </table:table-cell>
          <table:table-cell office:value-type="string" table:style-name="ce6">
            <text:p>✓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19-01-21T00:00:00" table:style-name="ce3">
            <text:p>2019-01-21</text:p>
          </table:table-cell>
          <table:table-cell office:value-type="string" table:number-columns-spanned="1" table:number-rows-spanned="2" table:style-name="ce7">
            <text:p><text:span text:style-name="T1">1. Pojo + Entities</text:span></text:p>
            <text:p><text:span text:style-name="T2">2. Dao</text:span></text:p>
          </table:table-cell>
          <table:table-cell table:number-columns-spanned="1" table:number-rows-spanned="2" table:style-name="ce8"/>
          <table:table-cell table:style-name="ce9"/>
          <table:table-cell office:value-type="string" table:style-name="ce10">
            <text:p>1. задача минимум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19-01-22T00:00:00" table:style-name="ce3">
            <text:p>2019-01-22</text:p>
          </table:table-cell>
          <table:covered-table-cell/>
          <table:covered-table-cell/>
          <table:table-cell table:style-name="ce9"/>
          <table:table-cell office:value-type="string" table:style-name="ce11">
            <text:p>2. задача максимум</text:p>
          </table:table-cell>
          <table:table-cell table:number-columns-repeated="16378"/>
        </table:table-row>
        <table:table-row table:style-name="ro3">
          <table:table-cell/>
          <table:table-cell office:value-type="date" office:date-value="2019-01-23T00:00:00" table:style-name="ce3">
            <text:p>2019-01-23</text:p>
          </table:table-cell>
          <table:table-cell office:value-type="string" table:number-columns-spanned="1" table:number-rows-spanned="2" table:style-name="ce7">
            <text:p><text:span text:style-name="T1">3. Dao классы покрытые тестами</text:span></text:p>
            <text:p><text:span text:style-name="T1">4. Реализация логики CMDB</text:span></text:p>
            <text:p><text:span text:style-name="T2">5. Сервис User API</text:span></text:p>
          </table:table-cell>
          <table:table-cell office:value-type="string" table:number-columns-spanned="1" table:number-rows-spanned="2" table:style-name="ce12">
            <text:p>Диаграммы классов и взаимосвязи Dao и сервисов.</text:p>
          </table:table-cell>
          <table:table-cell table:style-name="ce9"/>
          <table:table-cell table:number-columns-repeated="16379" table:style-name="ce1"/>
        </table:table-row>
        <table:table-row table:style-name="ro3">
          <table:table-cell/>
          <table:table-cell office:value-type="date" office:date-value="2019-01-24T00:00:00" table:style-name="ce3">
            <text:p>2019-01-24</text:p>
          </table:table-cell>
          <table:covered-table-cell/>
          <table:covered-table-cell/>
          <table:table-cell table:style-name="ce9"/>
          <table:table-cell table:number-columns-repeated="16379" table:style-name="ce1"/>
        </table:table-row>
        <table:table-row table:style-name="ro4">
          <table:table-cell/>
          <table:table-cell office:value-type="date" office:date-value="2019-01-25T00:00:00" table:style-name="ce3">
            <text:p>2019-01-25</text:p>
          </table:table-cell>
          <table:table-cell office:value-type="string" table:style-name="ce13">
            <text:p><text:span text:style-name="T1">6. CMDB (покрытый тестами)</text:span></text:p>
            <text:p><text:span text:style-name="T1">7. User API и Administrator API</text:span></text:p>
            <text:p><text:span text:style-name="T2">8. Incedent логика и flow инцидентов</text:span></text:p>
          </table:table-cell>
          <table:table-cell office:value-type="string" table:style-name="ce5">
            <text:p>Должен быть готовый модуль Configuration management и интерфейс минимум (REST) для Administrator сервиса</text:p>
          </table:table-cell>
          <table:table-cell table:style-name="ce9"/>
          <table:table-cell table:number-columns-repeated="16379" table:style-name="ce1"/>
        </table:table-row>
        <table:table-row table:style-name="ro5">
          <table:table-cell/>
          <table:table-cell office:value-type="date" office:date-value="2019-01-26T00:00:00" table:style-name="ce3">
            <text:p>2019-01-26</text:p>
          </table:table-cell>
          <table:table-cell office:value-type="string" table:style-name="ce14">
            <text:p>Checkpoint &amp; closing technical debt.<text:s/></text:p>
          </table:table-cell>
          <table:table-cell office:value-type="string" table:style-name="ce15">
            <text:p>Готовый REST для сервисов<text:s/></text:p>
            <text:p>Incedent &amp; CMDB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office:value-type="date" office:date-value="2019-01-27T00:00:00" table:style-name="ce3">
            <text:p>2019-01-27</text:p>
          </table:table-cell>
          <table:table-cell office:value-type="string" table:style-name="ce14">
            <text:p>Incedent &amp; CMDB Management</text:p>
          </table:table-cell>
          <table:table-cell office:value-type="string" table:style-name="ce15">
            <text:p>Реализованные модули бизнес логики. Отчёт в личный кабинет.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office:value-type="date" office:date-value="2019-01-28T00:00:00" table:style-name="ce3">
            <text:p>2019-01-28</text:p>
          </table:table-cell>
          <table:table-cell office:value-type="string" table:style-name="ce16">
            <text:p>9. Корректировка списка задач</text:p>
            <text:p><text:span text:style-name="T2">10. Логика и потоки сервиса Task</text:span></text:p>
          </table:table-cell>
          <table:table-cell office:value-type="string" table:style-name="ce15">
            <text:p>Готовый REST для сервиса Task<text:s/></text:p>
            <text:p>Incedent &amp; CMDB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29T00:00:00" table:style-name="ce3">
            <text:p>2019-01-29</text:p>
          </table:table-cell>
          <table:table-cell office:value-type="string" table:style-name="ce14">
            <text:p>11. Сервис Task покрытый тестами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30T00:00:00" table:style-name="ce3">
            <text:p>2019-01-30</text:p>
          </table:table-cell>
          <table:table-cell office:value-type="string" table:style-name="ce14">
            <text:p>12. SD Actuary <text:s/>+ Coordinator API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1-31T00:00:00" table:style-name="ce3">
            <text:p>2019-01-31</text:p>
          </table:table-cell>
          <table:table-cell office:value-type="string" table:style-name="ce14">
            <text:p>13. Интеграция всех API докуменирование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2">
          <table:table-cell/>
          <table:table-cell office:value-type="date" office:date-value="2019-02-01T00:00:00" table:style-name="ce3">
            <text:p>2019-02-01</text:p>
          </table:table-cell>
          <table:table-cell office:value-type="string" table:style-name="ce13">
            <text:p>14. UI для CMDB Console</text:p>
            <text:p>15. UI для Task Console</text:p>
            <text:p>16 UI для Incedent Console</text:p>
          </table:table-cell>
          <table:table-cell table:style-name="ce15"/>
          <table:table-cell table:style-name="ce9"/>
          <table:table-cell table:number-columns-repeated="16379" table:style-name="ce1"/>
        </table:table-row>
        <table:table-row table:style-name="ro5">
          <table:table-cell/>
          <table:table-cell office:value-type="date" office:date-value="2019-02-02T00:00:00" table:style-name="ce3">
            <text:p>2019-02-02</text:p>
          </table:table-cell>
          <table:table-cell office:value-type="string" table:style-name="ce14">
            <text:p>Checkpoint &amp; closing technical debt.<text:s/></text:p>
          </table:table-cell>
          <table:table-cell office:value-type="string" table:style-name="ce15">
            <text:p>Готовые все REST API и один из UI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/>
          <table:table-cell office:value-type="date" office:date-value="2019-02-03T00:00:00" table:style-name="ce3">
            <text:p>2019-02-03</text:p>
          </table:table-cell>
          <table:table-cell office:value-type="string" table:style-name="ce14">
            <text:p>Task Management &amp; Preview UI</text:p>
          </table:table-cell>
          <table:table-cell office:value-type="string" table:style-name="ce15">
            <text:p>Отчёт в личный кабинет.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4T00:00:00" table:style-name="ce3">
            <text:p>2019-02-04</text:p>
          </table:table-cell>
          <table:table-cell office:value-type="string" table:style-name="ce9">
            <text:p>Интергационное тестирование</text:p>
          </table:table-cell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5T00:00:00" table:style-name="ce3">
            <text:p>2019-02-05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6T00:00:00" table:style-name="ce3">
            <text:p>2019-02-06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7T00:00:00" table:style-name="ce3">
            <text:p>2019-02-07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8T00:00:00" table:style-name="ce3">
            <text:p>2019-02-08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09T00:00:00" table:style-name="ce3">
            <text:p>2019-02-09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0T00:00:00" table:style-name="ce3">
            <text:p>2019-02-10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1T00:00:00" table:style-name="ce3">
            <text:p>2019-02-11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2T00:00:00" table:style-name="ce3">
            <text:p>2019-02-12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9-02-13T00:00:00" table:style-name="ce3">
            <text:p>2019-02-13</text:p>
          </table:table-cell>
          <table:table-cell table:style-name="ce9"/>
          <table:table-cell table:style-name="ce15"/>
          <table:table-cell table:style-name="ce9"/>
          <table:table-cell table:number-columns-repeated="16379"/>
        </table:table-row>
        <table:table-row table:style-name="ro5">
          <table:table-cell/>
          <table:table-cell office:value-type="date" office:date-value="2019-02-14T00:00:00" table:style-name="ce3">
            <text:p>2019-02-14</text:p>
          </table:table-cell>
          <table:table-cell office:value-type="string" table:style-name="ce17">
            <text:p>______________________________</text:p>
          </table:table-cell>
          <table:table-cell office:value-type="string" table:style-name="ce15">
            <text:p>______________________________</text:p>
          </table:table-cell>
          <table:table-cell table:style-name="ce9"/>
          <table:table-cell table:number-columns-repeated="16379"/>
        </table:table-row>
        <table:table-row table:number-rows-repeated="4" table:style-name="ro1">
          <table:table-cell/>
          <table:table-cell table:style-name="ce18"/>
          <table:table-cell table:style-name="ce1"/>
          <table:table-cell table:style-name="ce19"/>
          <table:table-cell table:number-columns-repeated="16380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kurikhin Victor</meta:initial-creator>
    <dc:creator>Viktor N. Skurikhin - UniCredit</dc:creator>
    <meta:creation-date>2019-01-20T11:07:06Z</meta:creation-date>
    <dc:date>2019-01-23T14:08:29Z</dc:date>
  </office:meta>
</office:document-meta>
</file>